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5"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59pt" style:use-optimal-row-height="false" fo:break-before="auto"/>
    </style:style>
    <style:style style:name="ro31"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6">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7">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8">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0">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0">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0">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0">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0">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0">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0">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1">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1">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1">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2">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1">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3">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1">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1">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4">
            <text:p>NVM cmd set write/read test cases that require data verification to detect a successful outcome.</text:p>
          </table:table-cell>
          <table:table-cell office:value-type="string" table:number-columns-spanned="1" table:number-rows-spanned="2" table:style-name="ce65">
            <text:p>PRPOffsetSinglePgSingleBlk_r10b</text:p>
          </table:table-cell>
          <table:table-cell office:value-type="string" table:number-columns-spanned="1" table:number-rows-spanned="2" table:style-name="ce63">
            <text:p>revision 1.0b, section 6</text:p>
          </table:table-cell>
          <table:table-cell office:value-type="string" table:number-columns-spanned="1" table:number-rows-spanned="2" table:content-validation-name="val1" table:style-name="ce66">
            <text:p>Vary buff offset for single-page/single-blk against PRP1/PRP2.</text:p>
          </table:table-cell>
          <table:table-cell office:value-type="string" table:number-columns-spanned="1" table:number-rows-spanned="2" table:style-name="ce61">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1">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7"/>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4">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4">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3">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a flush cmd and then all correlating read cmds through the same range verifying the 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4">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1">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ise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1">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1">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2" table:style-name="ce61">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1">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30">
            <table:table-cell table:style-name="ce40"/>
            <table:covered-table-cell/>
            <table:table-cell office:value-type="string" table:style-name="ce49">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 = 1, <text:s/>SQ num elements = 4 and CQ num elements = 2. Fill the IOSQ with write cmds sending 1 block and approp supporting meta/E2E if necessary to the selected namspc at LBA 0, ring the doorbell to cause the cmds to execute and fill up the IOCQ. Verify <text:s/>CE's arrive until CQ fills up. Issue a DeleteIOSQ cmd, then a DeleteIOCQ cmd and expect success for both. Run the entire test again but with IOQ's created with num SQ elements = (CAP.MQES + 1) and num CQ elements = (CAP.MQES + 1) / 2,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 Verify CE.CID with expected value.</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1">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1">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 Then issue CreateIOSQ with the last legal Q size, expect success</text:p>
            </table:table-cell>
            <table:table-cell table:style-name="ce27"/>
            <table:table-cell table:number-columns-repeated="16377" table:style-name="ce1"/>
          </table:table-row>
          <table:table-row table:style-name="ro8">
            <table:table-cell table:style-name="ce48"/>
            <table:covered-table-cell/>
            <table:table-cell office:value-type="string" table:style-name="ce49">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1">
            <text:p>Admin cmd set create IOSQ and create IOCQ test cases. Common group needed to make the test cases more efficient where the same test may validate both types of creation simultaneously.</text:p>
          </table: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u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group>
          <table:table-row table:style-name="ro16">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contig memory. Issue a CreateIOSQ cmd, with QID=1, num elements=Z, where Z = (CC.MPS / CC.IOSQES),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where CC.IOCQES=Identify.CQES_b3:0; backed by discontig memory. Issue a CreateIOSQ cmd, with QID=1, num elements=Z, where Z = (CC.MPS / CC.IOSQES),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16">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contig memory. Issue a CreateIOSQ cmd, with QID=1, num elements=Z, where Z = ((CC.MPS / CC.IOSQES) + 1), where CC.IOSQES=Identify.SQES_b3:0; backed by 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Y. Search for 1 of the following namspcs to run test. Find 1st bare namspc, or find 1st meta namspc, or find 1st E2E namspc. Issue a CreateIOCQ cmd, with QID=1, num elements=Y, where Y = ((CC.MPS / CC.IOCQES) + 1), where CC.IOCQES=Identify.CQES_b3:0; backed by discontig memory. Issue a CreateIOSQ cmd, with QID=1, num elements=Z, where Z = ((CC.MPS / CC.IOSQES) + 1), where CC.IOSQES=Identify.SQES_b3:0; backed by discontig memory. Issue X write cmds, where X=(num elements in IOSQ + 1),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 | MASK_PRP1_LIST);<text:s/></text:p>
            </table:table-cell>
            <table:table-cell table:number-columns-repeated="16377" table:style-name="ce1"/>
          </table:table-row>
          <table:table-row table:style-name="ro7">
            <table:table-cell table:style-name="ce40"/>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 table:style-name="ro7">
          <table:table-cell office:value-type="string" table:style-name="ce38">
            <text:p>GrpAdminFirmActCmd</text:p>
          </table:table-cell>
          <table:table-cell office:value-type="string" table:number-columns-spanned="1" table:number-rows-spanned="2" table:style-name="ce61">
            <text:p>Admin cmd set firmware activat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irmImgCmd</text:p>
          </table:table-cell>
          <table:table-cell office:value-type="string" table:number-columns-spanned="1" table:number-rows-spanned="2" table:style-name="ce61">
            <text:p>Admin cmd set firmware image downloa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FormatNVMCmd</text:p>
          </table:table-cell>
          <table:table-cell office:value-type="string" table:number-columns-spanned="1" table:number-rows-spanned="2" table:style-name="ce61">
            <text:p>Admin cmd set format NVM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SendCmd</text:p>
          </table:table-cell>
          <table:table-cell office:value-type="string" table:number-columns-spanned="1" table:number-rows-spanned="2" table:style-name="ce61">
            <text:p>Admin cmd set security send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table:style-name="ce7"/>
            <table:covered-table-cell/>
            <table:table-cell office:value-type="string" table:style-name="ce5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office:value-type="string" table:style-name="ce38">
            <text:p>GrpAdminSecRcvCmd</text:p>
          </table:table-cell>
          <table:table-cell office:value-type="string" table:number-columns-spanned="1" table:number-rows-spanned="2" table:style-name="ce61">
            <text:p>Admin cmd set security receive test cases.</text:p>
          </table:table-cell>
          <table:table-cell office:value-type="string" table:style-name="ce55">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3">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3">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3">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4" table:style-name="ce7"/>
          <table:table-cell table:number-columns-repeated="16375"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number-columns-repeated="4" table:style-name="ce7"/>
          <table:table-cell table:number-columns-repeated="16375" table:style-name="ce1"/>
        </table:table-row>
        <table:table-row table:number-rows-repeated="1048345" table:style-name="ro3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6-01T21:13:55Z</dc:date>
    <meta:print-date>2012-02-10T16:57:31Z</meta:print-date>
  </office:meta>
</office:document-meta>
</file>